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Black" svg:font-family="'Arial Black', Arial, sans-serif"/>
    <style:font-face style:name="Georgia" svg:font-family="Georgia"/>
    <style:font-face style:name="Georgia1" svg:font-family="Georgia, serif"/>
    <style:font-face style:name="Lohit Devanagari1" svg:font-family="'Lohit Devanagari'"/>
    <style:font-face style:name="Verdana" svg:font-family="Verdana"/>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86b45"/>
    </style:style>
    <style:style style:name="P2" style:family="paragraph" style:parent-style-name="Standard">
      <style:text-properties officeooo:paragraph-rsid="0018b2ae"/>
    </style:style>
    <style:style style:name="P3" style:family="paragraph" style:parent-style-name="Standard">
      <style:text-properties fo:color="#ce181e"/>
    </style:style>
    <style:style style:name="P4" style:family="paragraph" style:parent-style-name="Standard">
      <style:text-properties fo:color="#ce181e" officeooo:paragraph-rsid="0018b2ae"/>
    </style:style>
    <style:style style:name="P5" style:family="paragraph" style:parent-style-name="Standard">
      <style:text-properties fo:color="#ce181e" officeooo:paragraph-rsid="00186b45"/>
    </style:style>
    <style:style style:name="P6" style:family="paragraph" style:parent-style-name="Standard">
      <style:text-properties fo:color="#ce181e" officeooo:paragraph-rsid="00186b45" fo:background-color="#bce4e5"/>
    </style:style>
    <style:style style:name="P7" style:family="paragraph" style:parent-style-name="Standard">
      <style:text-properties fo:color="#ce181e" officeooo:paragraph-rsid="0018b2ae" fo:background-color="#fff200"/>
    </style:style>
    <style:style style:name="P8" style:family="paragraph" style:parent-style-name="Standard">
      <style:text-properties officeooo:paragraph-rsid="00205c5c"/>
    </style:style>
    <style:style style:name="P9" style:family="paragraph" style:parent-style-name="Standard">
      <style:text-properties fo:background-color="#fffbcc"/>
    </style:style>
    <style:style style:name="P10" style:family="paragraph" style:parent-style-name="Standard">
      <style:text-properties officeooo:paragraph-rsid="0018b2ae" fo:background-color="#fffbcc"/>
    </style:style>
    <style:style style:name="P11" style:family="paragraph" style:parent-style-name="Standard">
      <style:text-properties officeooo:paragraph-rsid="00205c5c" fo:background-color="#fffbcc"/>
    </style:style>
    <style:style style:name="P12" style:family="paragraph" style:parent-style-name="Standard">
      <style:text-properties officeooo:paragraph-rsid="00186b45" fo:background-color="#fffbcc"/>
    </style:style>
    <style:style style:name="P13" style:family="paragraph" style:parent-style-name="Standard">
      <style:text-properties officeooo:paragraph-rsid="0018b2ae" fo:background-color="#bce4e5"/>
    </style:style>
    <style:style style:name="P14" style:family="paragraph" style:parent-style-name="Standard">
      <style:text-properties officeooo:paragraph-rsid="00205c5c" fo:background-color="#bce4e5"/>
    </style:style>
    <style:style style:name="P15" style:family="paragraph" style:parent-style-name="Standard">
      <style:text-properties fo:font-variant="normal" fo:text-transform="none" fo:color="#000000" style:font-name="inherit" fo:font-size="9pt" fo:letter-spacing="normal" fo:font-style="normal" fo:font-weight="normal" officeooo:paragraph-rsid="0018b2ae" fo:background-color="#fff200" loext:padding="0in" loext:border="none"/>
    </style:style>
    <style:style style:name="P16" style:family="paragraph" style:parent-style-name="Standard">
      <style:text-properties fo:color="#000000" fo:font-size="16pt" officeooo:rsid="0022c9e8" officeooo:paragraph-rsid="0022c9e8" style:font-size-asian="16pt" style:font-size-complex="16pt"/>
    </style:style>
    <style:style style:name="P17" style:family="paragraph" style:parent-style-name="Standard">
      <style:paragraph-properties fo:margin-top="0in" fo:margin-bottom="0.1965in" loext:contextual-spacing="false"/>
    </style:style>
    <style:style style:name="P18" style:family="paragraph" style:parent-style-name="Standard">
      <style:paragraph-properties fo:margin-top="0in" fo:margin-bottom="0.1965in" loext:contextual-spacing="false"/>
      <style:text-properties fo:color="#ce181e"/>
    </style:style>
    <style:style style:name="P1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186b45"/>
    </style:style>
    <style:style style:name="P20"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020d724"/>
    </style:style>
    <style:style style:name="P21"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0207ca5" fo:background-color="#fffbcc"/>
    </style:style>
    <style:style style:name="P22" style:family="paragraph" style:parent-style-name="Text_20_body">
      <style:text-properties fo:color="#ce181e" officeooo:paragraph-rsid="001efd48"/>
    </style:style>
    <style:style style:name="P23" style:family="paragraph" style:parent-style-name="Text_20_body">
      <style:text-properties officeooo:paragraph-rsid="001d8f62"/>
    </style:style>
    <style:style style:name="P24" style:family="paragraph" style:parent-style-name="Text_20_body">
      <style:text-properties officeooo:paragraph-rsid="00205c5c"/>
    </style:style>
    <style:style style:name="P25" style:family="paragraph" style:parent-style-name="Text_20_body">
      <style:text-properties officeooo:paragraph-rsid="00205c5c" fo:background-color="#fffbcc"/>
    </style:style>
    <style:style style:name="P26" style:family="paragraph" style:parent-style-name="Text_20_body">
      <style:text-properties officeooo:paragraph-rsid="00205c5c" fo:background-color="#bce4e5"/>
    </style:style>
    <style:style style:name="P27" style:family="paragraph" style:parent-style-name="Text_20_body">
      <style:paragraph-properties fo:margin-top="0in" fo:margin-bottom="0in" loext:contextual-spacing="false" fo:line-height="100%" style:writing-mode="lr-tb"/>
      <style:text-properties fo:color="#000000" style:font-name="Arial Black" fo:font-size="16pt"/>
    </style:style>
    <style:style style:name="P28" style:family="paragraph" style:parent-style-name="Text_20_body">
      <style:paragraph-properties fo:margin-top="0in" fo:margin-bottom="0in" loext:contextual-spacing="false" fo:line-height="100%" style:writing-mode="lr-tb"/>
      <style:text-properties fo:color="#000000" style:font-name="Arial Black" fo:font-size="16pt" fo:background-color="#bce4e5"/>
    </style:style>
    <style:style style:name="P29" style:family="paragraph" style:parent-style-name="Text_20_body">
      <style:paragraph-properties fo:margin-top="0in" fo:margin-bottom="0in" loext:contextual-spacing="false" fo:line-height="100%" style:writing-mode="lr-tb"/>
    </style:style>
    <style:style style:name="P30" style:family="paragraph" style:parent-style-name="Text_20_body">
      <style:paragraph-properties fo:margin-top="0in" fo:margin-bottom="0in" loext:contextual-spacing="false" fo:line-height="100%" fo:text-align="start" style:justify-single-word="false" style:writing-mode="lr-tb"/>
      <style:text-properties fo:color="#008080" style:font-name="Georgia" fo:font-size="11pt" fo:background-color="#bce4e5"/>
    </style:style>
    <style:style style:name="P31" style:family="paragraph" style:parent-style-name="Text_20_body">
      <style:paragraph-properties fo:margin-top="0in" fo:margin-bottom="0in" loext:contextual-spacing="false" fo:line-height="100%" fo:text-align="start" style:justify-single-word="false" style:writing-mode="lr-tb"/>
      <style:text-properties fo:color="#008080" style:font-name="Georgia" fo:font-size="11pt" style:text-underline-style="solid" style:text-underline-width="auto" style:text-underline-color="font-color" fo:background-color="#bce4e5"/>
    </style:style>
    <style:style style:name="P32" style:family="paragraph" style:parent-style-name="Text_20_body">
      <style:paragraph-properties fo:line-height="100%" style:writing-mode="lr-tb"/>
      <style:text-properties fo:color="#008080" style:font-name="Georgia1" fo:font-size="11pt" fo:language="sv" fo:country="FI" fo:background-color="#ffffff"/>
    </style:style>
    <style:style style:name="P33" style:family="paragraph" style:parent-style-name="Text_20_body">
      <style:paragraph-properties fo:line-height="100%" style:writing-mode="lr-tb"/>
      <style:text-properties fo:color="#008080" style:font-name="Georgia1" fo:font-size="11pt" style:text-underline-style="solid" style:text-underline-width="auto" style:text-underline-color="font-color" fo:background-color="#ffffff"/>
    </style:style>
    <style:style style:name="P34" style:family="paragraph" style:parent-style-name="Text_20_body">
      <style:paragraph-properties fo:line-height="100%" style:writing-mode="lr-tb"/>
    </style:style>
    <style:style style:name="P35" style:family="paragraph" style:parent-style-name="Text_20_body">
      <style:paragraph-properties fo:line-height="100%" style:writing-mode="lr-tb"/>
      <style:text-properties fo:color="#000000" style:font-name="Arial Black" fo:font-size="12pt" fo:background-color="#bce4e5"/>
    </style:style>
    <style:style style:name="P36" style:family="paragraph" style:parent-style-name="Text_20_body">
      <style:paragraph-properties fo:margin-left="0.252in" fo:margin-right="0in" fo:margin-top="0in" fo:margin-bottom="0in" loext:contextual-spacing="false" fo:line-height="100%" fo:text-align="start" style:justify-single-word="false" fo:text-indent="-0.252in" style:auto-text-indent="false" style:writing-mode="lr-tb"/>
    </style:style>
    <style:style style:name="P37" style:family="paragraph" style:parent-style-name="Text_20_body">
      <style:paragraph-properties fo:margin-left="0.252in" fo:margin-right="0in" fo:margin-top="0in" fo:margin-bottom="0in" loext:contextual-spacing="false" fo:line-height="100%" fo:text-align="start" style:justify-single-word="false" fo:text-indent="-0.252in" style:auto-text-indent="false" style:writing-mode="lr-tb"/>
      <style:text-properties fo:color="#008080" style:font-name="Georgia" fo:font-size="11pt"/>
    </style:style>
    <style:style style:name="P38" style:family="paragraph" style:parent-style-name="Text_20_body">
      <style:paragraph-properties fo:margin-left="0.252in" fo:margin-right="0in" fo:margin-top="0in" fo:margin-bottom="0in" loext:contextual-spacing="false" fo:line-height="100%" fo:text-align="start" style:justify-single-word="false" fo:text-indent="-0.252in" style:auto-text-indent="false" style:writing-mode="lr-tb"/>
      <style:text-properties fo:color="#008080" style:font-name="Georgia" fo:font-size="11pt" officeooo:paragraph-rsid="001d8f62"/>
    </style:style>
    <style:style style:name="P39" style:family="paragraph" style:parent-style-name="Text_20_body">
      <style:paragraph-properties fo:margin-left="0.252in" fo:margin-right="0in" fo:margin-top="0in" fo:margin-bottom="0in" loext:contextual-spacing="false" fo:line-height="100%" fo:text-align="start" style:justify-single-word="false" fo:text-indent="-0.252in" style:auto-text-indent="false" style:writing-mode="lr-tb"/>
      <style:text-properties fo:color="#008080" style:font-name="Georgia" fo:font-size="11pt" fo:background-color="#fff200"/>
    </style:style>
    <style:style style:name="P40" style:family="paragraph" style:parent-style-name="Text_20_body">
      <style:paragraph-properties fo:margin-left="0.252in" fo:margin-right="0in" fo:margin-top="0in" fo:margin-bottom="0in" loext:contextual-spacing="false" fo:line-height="100%" fo:text-align="start" style:justify-single-word="false" fo:text-indent="-0.252in" style:auto-text-indent="false" style:writing-mode="lr-tb"/>
      <style:text-properties fo:color="#3333ff" style:font-name="Verdana" fo:font-size="12pt" fo:background-color="#bce4e5"/>
    </style:style>
    <style:style style:name="P41" style:family="paragraph" style:parent-style-name="Text_20_body">
      <style:paragraph-properties fo:margin-left="0.0209in" fo:margin-right="0in" fo:margin-top="0in" fo:margin-bottom="0in" loext:contextual-spacing="false" fo:orphans="2" fo:widows="2" fo:text-indent="0in" style:auto-text-indent="false"/>
      <style:text-properties fo:font-variant="normal" fo:text-transform="none" fo:color="#000000" fo:letter-spacing="normal" loext:padding="0in" loext:border="none"/>
    </style:style>
    <style:style style:name="P42" style:family="paragraph" style:parent-style-name="Standard">
      <style:text-properties officeooo:paragraph-rsid="0018b2ae"/>
    </style:style>
    <style:style style:name="P43" style:family="paragraph" style:parent-style-name="Standard">
      <style:text-properties fo:color="#ce181e" officeooo:paragraph-rsid="0018b2ae" fo:background-color="#fff200"/>
    </style:style>
    <style:style style:name="P44" style:family="paragraph" style:parent-style-name="Standard">
      <style:text-properties fo:color="#000000" fo:font-size="16pt" officeooo:rsid="0022c9e8" officeooo:paragraph-rsid="0022c9e8" style:font-size-asian="16pt" style:font-size-complex="16pt"/>
    </style:style>
    <style:style style:name="P45" style:family="paragraph" style:parent-style-name="Text_20_body" style:list-style-name="L1">
      <style:paragraph-properties fo:margin-left="0in" fo:margin-right="0in" fo:margin-top="0in" fo:margin-bottom="0in" loext:contextual-spacing="false" fo:text-align="end" style:justify-single-word="false" fo:orphans="2" fo:widows="2" fo:text-indent="0in" style:auto-text-indent="false" fo:padding="0in" fo:border="none"/>
      <style:text-properties fo:font-variant="normal" fo:text-transform="none" fo:color="#000000" style:font-name="inherit" fo:font-size="9pt" fo:letter-spacing="normal" fo:font-style="normal" fo:font-weight="normal" loext:padding="0in" loext:border="none"/>
    </style:style>
    <style:style style:name="P46" style:family="paragraph" style:parent-style-name="Text_20_body">
      <style:paragraph-properties fo:margin-top="0in" fo:margin-bottom="0in" loext:contextual-spacing="false"/>
      <style:text-properties officeooo:paragraph-rsid="00266575"/>
    </style:style>
    <style:style style:name="T1" style:family="text">
      <style:text-properties fo:language="sv" fo:country="FI"/>
    </style:style>
    <style:style style:name="T2" style:family="text">
      <style:text-properties fo:color="#000000" fo:language="sv" fo:country="FI"/>
    </style:style>
    <style:style style:name="T3" style:family="text">
      <style:text-properties fo:color="#008080" style:font-name="Georgia1" fo:font-size="11pt" style:text-underline-style="solid" style:text-underline-width="auto" style:text-underline-color="font-color" fo:background-color="#ffffff" loext:char-shading-value="0"/>
    </style:style>
    <style:style style:name="T4" style:family="text">
      <style:text-properties fo:color="#008080" style:font-name="Georgia" fo:font-size="11pt" style:text-underline-style="solid" style:text-underline-width="auto" style:text-underline-color="font-color" fo:font-weight="normal" fo:background-color="#bce4e5" loext:char-shading-value="0"/>
    </style:style>
    <style:style style:name="T5" style:family="text">
      <style:text-properties fo:color="#008080" style:font-name="Georgia" fo:font-size="11pt" fo:background-color="#bce4e5" loext:char-shading-value="0"/>
    </style:style>
    <style:style style:name="T6" style:family="text">
      <style:text-properties fo:color="#ce181e"/>
    </style:style>
    <style:style style:name="T7" style:family="text">
      <style:text-properties fo:color="#ce181e" fo:background-color="#fff200" loext:char-shading-value="0"/>
    </style:style>
    <style:style style:name="T8" style:family="text">
      <style:text-properties fo:color="#ce181e" officeooo:rsid="0027cbb2" fo:background-color="#fff200" loext:char-shading-value="0"/>
    </style:style>
    <style:style style:name="T9" style:family="text">
      <style:text-properties fo:background-color="#bce4e5" loext:char-shading-value="0"/>
    </style:style>
    <style:style style:name="T10" style:family="text">
      <style:text-properties officeooo:rsid="00205c5c" fo:background-color="#bce4e5" loext:char-shading-value="0"/>
    </style:style>
    <style:style style:name="T11" style:family="text">
      <style:text-properties fo:background-color="#fffbcc" loext:char-shading-value="0"/>
    </style:style>
    <style:style style:name="T12" style:family="text">
      <style:text-properties officeooo:rsid="00205c5c" fo:background-color="#fffbcc" loext:char-shading-value="0"/>
    </style:style>
    <style:style style:name="T13" style:family="text">
      <style:text-properties style:font-name="inherit" fo:font-size="11.25pt" fo:font-style="normal" fo:font-weight="normal"/>
    </style:style>
    <style:style style:name="T14" style:family="text">
      <style:text-properties style:font-name="inherit" fo:font-size="11.25pt" fo:font-style="normal" fo:font-weight="normal" fo:background-color="#bce4e5" loext:char-shading-value="0"/>
    </style:style>
    <style:style style:name="T15" style:family="text">
      <style:text-properties style:font-name="inherit" fo:font-size="11.25pt" fo:font-style="normal" fo:font-weight="normal" fo:background-color="#fff9ae" loext:char-shading-value="0"/>
    </style:style>
    <style:style style:name="T16" style:family="text">
      <style:text-properties fo:background-color="#bee3d3" loext:char-shading-value="0"/>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9">Tiedon sana/</text:span>Recovery Word of Knowledge/<text:span text:style-name="T11">Kunskapens ord</text:span></text:p>
      <text:p text:style-name="P16"><text:span text:style-name="T11"/></text:p>
      <text:p text:style-name="P7"/>
      <text:p text:style-name="P7">Fri 10/04/2020 13:55</text:p>
      <text:p text:style-name="P46">Tiedon sana: Jumala on taydellinen. Ihminen epataydellinen luonnoltaan. Siksi taydellisen uudelleen synnyttama on epataydellisen taydellistaminen.<text:line-break/></text:p>
      <text:p text:style-name="P46">GOD IS PERFECT. MAN IMPERFECT BY NATURE. THEREFORE REBORN BY THE PERFECT IS THE PERFECTION OF THE IMPERFECT (Matt 5:48;1John 4:17)<text:line-break/><text:line-break/>Kunskapens ord: Gud ar perfekt. Manniskan operfekt av naturen. Darfor nyfodd av den perfekta ar perfektionen av den operfekta.</text:p>
      <text:p text:style-name="P7"/>
      <text:p text:style-name="P2"><text:span text:style-name="T7">Fri </text:span><text:span text:style-name="T8">27</text:span><text:span text:style-name="T7">/0</text:span><text:span text:style-name="T8">3/</text:span><text:span text:style-name="T7">2020 15:20</text:span></text:p>
      <text:p text:style-name="Standard">Tiedon sana: Henkisen kirkon kasvu on henkisen ymmarryksen kasvu.<text:line-break/><text:line-break/>The growth of the spìritual church is the growth of spiritual understanding(2 Pe 1:8)<text:line-break/><text:line-break/>Sanningens ord: Tillvaxten av den andliga kyrkan ar tillvaxten av den andliga forstaelsen.</text:p>
      <text:p text:style-name="P2"><text:span text:style-name="T7"/></text:p>
      <text:p text:style-name="P2"><text:span text:style-name="T7"/></text:p>
      <text:p text:style-name="P2"><text:span text:style-name="T7"/></text:p>
      <text:p text:style-name="P2"><text:span text:style-name="T7"/></text:p>
      <text:p text:style-name="P2"><text:span text:style-name="T7">Fri 1</text:span><text:span text:style-name="T8">4/03</text:span><text:span text:style-name="T7">/2020 15:21</text:span></text:p>
      <text:p text:style-name="Standard">Tiedon sana: Han joka todella uskoo Jumalaan, ei usko itseensa.<text:line-break/><text:line-break/>HE WHO DOES TRUST GOD, DOE'S NOT TRUST HIMSELF(2 Cor 1:9)<text:line-break/><text:line-break/>Kunskapens ord: Han som verkligen tror pa Gud, litar verkligen inte pa sig sjalv. Word of knowledge</text:p>
      <text:p text:style-name="P2"><text:span text:style-name="T7"/></text:p>
      <text:p text:style-name="P2"><text:span text:style-name="T7"/></text:p>
      <text:p text:style-name="P2"><text:span text:style-name="T7">Fri 28/02/2020 11:02</text:span><text:line-break/><text:span text:style-name="T16">Tiedon sana: Herra Jumala on asettanut Hanen Sanansa kaikkien Hanen sanojensa ylapuolelle: koska Sana oli Jumala:silla ilman Hanta (Jumalaa) ei ole nimia Hanelle(Jumalalle). HAN OLI ENNEN NIMIAAN.</text:span><text:line-break/><text:line-break/><text:span text:style-name="T11">Kunskapens ord:Herren Gud har placerat Sitt Ord ovanfor alla Sina namn: for Ordet var Gud, for utan Honom finns inga namn for Honom(Gud)<text:line-break/>HAN VAR FORE SINA NAMN.</text:span><text:line-break/><text:line-break/>The Lord God has placed His Word above all His names: (Psalm 138:2); because the Word was God (John 1:1); for without Him, (God), there are no names for Him, (God) (Genesis 22:18).<text:line-break/>HE WAS BEFORE HIS NAMES</text:p>
      <text:p text:style-name="P7"/>
      <text:p text:style-name="P15">Fri 14/02/2020 11:39</text:p>
      <text:list xml:id="list3764438057" text:style-name="L1">
        <text:list-header>
          <text:p text:style-name="P45"/>
        </text:list-header>
      </text:list>
      <text:p text:style-name="P41"><text:soft-page-break/><text:span text:style-name="T14">Tiedon sana: Pysy voideltuun ( Kristukseen Jeesukseen) kytkeytyneena, jotta pysyt kytkeytyneena siunauksiin.</text:span><text:span text:style-name="T13"><text:line-break/><text:line-break/></text:span><text:span text:style-name="T15">Kunskapens ord: Forbli ansluten till den Smorde( Kristi Jesus) sa att du forblir ansluten till valsignelserna.</text:span><text:span text:style-name="T13"><text:line-break/><text:line-break/>Remain Connected To Christ That You May Remain Connected To Blessings (John 10:10).</text:span></text:p>
      <text:p text:style-name="P7"/>
      <text:p text:style-name="P4">Fri 31/01/2020 14:38</text:p>
      <text:p text:style-name="P2"><text:span text:style-name="T9">Tiedon sana:Jos joku ei tieda kansalaisuutensa alkuperaa, han ei voi ajatella kotia: samoin han joka ei tieda etta hanet on luotu Jumalan kehossa, ajattelee etta han on Jumalan keho. </text:span><text:line-break/><text:line-break/>If anyone does not know his origin of nativity, he cannot think of home: even so, whosoever does not know he is created in the image of God, will think he is the image of God (Genesis 1:27;2Corinthians 4:4;Colossians 1:15)<text:line-break/><text:line-break/><text:span text:style-name="T11">Kunskapens ord: Om nagon inte vet hans ursprung av nationalitet, han kan inte tanka pa hemmet: pa samma satt om nagon inte vet att han skapats i Guds kropp, tanker att han ar Guds kropp. </text:span></text:p>
      <text:p text:style-name="P2"/>
      <text:p text:style-name="P4">Fri 17/01/2020 11:35</text:p>
      <text:p text:style-name="P2">Recovery Word of Knowledge <text:line-break/>Resemblance is not the reality of what you need: that is how, religion is a resemblance of the reality of eternal salvation ( Matthew 7:21-23; John 2:23-25)<text:line-break/><text:line-break/><text:span text:style-name="T9">Tiedon sana: Kaltaisuus ei ole tarvitsemasi todellisuus: samoin uskonto on ikuisen pelastuksen todellisuuden kaltaisuus. <text:line-break/>www.recoverytveurope.com</text:span><text:line-break/><text:line-break/><text:span text:style-name="T11">Kunskapens ord: Liknelsen ar inte realiteten du behover: pa samma satt religionen ar liknelsen av realiteten av det eviga befriandet.<text:line-break/>www.recoverytveurope.com </text:span></text:p>
      <text:p text:style-name="P10"/>
      <text:p text:style-name="P4"/>
      <text:p text:style-name="P4">Sat 04/01/2020 16:05</text:p>
      <text:p text:style-name="P8"><text:line-break/><text:span text:style-name="T11">Kunskapens ord: De som alskar sig sjalva mera an Gud hanar alltid fritt Guds vilja. </text:span></text:p>
      <text:p text:style-name="P8"><text:line-break/><text:span text:style-name="T9">Tiedon sana: Itseaan enemman kuin Jumalaa rakastavat pilkkaavat aina vapaasti Jumalan tahtoa. </text:span></text:p>
      <text:p text:style-name="P8"><text:line-break/>Lovers of self more than God, will always be mockingly snubbing the will of God freely (2 Timothy 3:1-5;<text:line-break/>1Timothy4:1-2)<text:line-break/>*Please repeat twice for better understanding.</text:p>
      <text:p text:style-name="P2"/>
      <text:p text:style-name="P4"/>
      <text:p text:style-name="P4">Sun 22/12/2019 15:44</text:p>
      <text:p text:style-name="P8">Recovery <text:line-break/><text:span text:style-name="T9">Tiedon sana: Jos olet Jumalan sanojen seuraaja, ole myos Sanan seuraaja, silla Sana oli Jumala. <text:line-break/></text:span><text:soft-page-break/><text:span text:style-name="T9">Katso myos oheinen youtube video ajankohtaisesta asiasta, saturnaliasta:<text:line-break/>https://www.youtube.com/watch?v=pS5N_0w1Heo<text:line-break/>Ps: Voit nahda kaannoksen youtubissa valitsemalla cc-napista kaannoskielen. <text:line-break/></text:span><text:line-break/><text:span text:style-name="T11">Kunskapens ord: Om du ar efterfoljare av Guds ord, ar ocksa efterfoljare av Ordet, for Ordet var Gud. Titta den bilagade youtube-filmen om dagens amne, saturnalia: <text:line-break/>https://www.youtube.com/watch?v=pS5N_0w1Heo</text:span><text:line-break/><text:line-break/><text:line-break/>If you are a follower of the words of God, be also a follower of the Word, for the Word was God (John 1:1,3,9,10,14;Matt 7:21-23). </text:p>
      <text:p text:style-name="P2"/>
      <text:p text:style-name="P2"/>
      <text:p text:style-name="P4">Fri 06/12/2019 10:59</text:p>
      <text:p text:style-name="P2"><text:line-break/><text:span text:style-name="T9">Tiedon sana:Mita lahemmaksi Jumalaa tulet, sita lahemmaksi Jumala tulee sinua. <text:line-break/></text:span><text:line-break/>The closer you draw towards God, the nearer God draws closer to you (James 4:8;Romans (13:11).<text:line-break/>www.recoverytveurope.one<text:line-break/><text:line-break/><text:span text:style-name="T11">Kunskapens ord: Desto narmare du kommer till Gud, desto narmare kommer Gud till dig.</text:span></text:p>
      <text:p text:style-name="P2"/>
      <text:p text:style-name="P2"/>
      <text:p text:style-name="P4">Fri 22/11/2019 09:43</text:p>
      <text:p text:style-name="P11">Kunskapens ord: Tala inte om vad du gor: lat vad du gor tala for dig. </text:p>
      <text:p text:style-name="P8"><text:line-break/>Do not speak what you do: let what you do speak for you ( Proverbs 27:2)</text:p>
      <text:p text:style-name="P8"><text:line-break/><text:span text:style-name="T9">Tiedon sana: Ala puhu mita teet: anna sen mita teet puhua puolestasi.</text:span></text:p>
      <text:p text:style-name="P13"/>
      <text:p text:style-name="P2"/>
      <text:p text:style-name="P4">Thu 07/11/2019 09:52</text:p>
      <text:p text:style-name="P2"><text:span text:style-name="T11">Kunskapens ord: Bort det att jag borde veta nagonting som ar storre eller battre an Gud. <text:line-break/></text:span><text:line-break/><text:span text:style-name="T9">Tiedon sana:Pois se etta minun pitaisi tietaa mitaan mika on enemman tai suurempi kuin Jumala. <text:line-break/></text:span><text:line-break/>God forbid I should know anything that is bigger or greater than God (Jeremiah 23:23-24) </text:p>
      <text:p text:style-name="P2"/>
      <text:p text:style-name="P2"/>
      <text:p text:style-name="P4">25/10/2019 11:21</text:p>
      <text:p text:style-name="P8"><text:span text:style-name="T9">Tiedon sana: HERRA ei ole koskaan innostunut tai liikuttunut kehuistanne kun kaikki on hyvin. Han on paremminkin liikuttunut paattymattoman itsepaisen kitkeran uskonne kestavyydesta. </text:span><text:line-break/><text:span text:style-name="T11"><text:line-break/>Sanningens ord: HERREN ar aldrig ivrig eller rord av dina lovord nar allt ar val. Han ar mera rord av din oandliga ihallande bitra tros uthallighet. </text:span></text:p>
      <text:p text:style-name="P8"><text:line-break/>The LORD is never excited or moved by your praises when all is well. He is rather moved by your endless persistent bitter faith endurance: exp (Genesis 22:12,15-18;Matt 24:13;Job 7:5;19:26;Dan 3:13-29;6:16-23)</text:p>
      <text:p text:style-name="P2"><text:soft-page-break/></text:p>
      <text:p text:style-name="P2"/>
      <text:p text:style-name="P5">Fri 11/10/2019 10:02</text:p>
      <text:p text:style-name="P11">Kunskapens ord: Vi kanner inte till Ordet av Gud, men vi kan lasa orden av Gud. </text:p>
      <text:p text:style-name="P8"/>
      <text:p text:style-name="P8"/>
      <text:p text:style-name="P8"><text:line-break/>We do not know the *Word* of God, but we can read the words of God (John 1:1; Job11:7; 2Pet1:20-21; Luke 24:45; Phil.3:10)</text:p>
      <text:p text:style-name="P8"><text:line-break/><text:span text:style-name="T9">Tiedon sana: Emme tieda Jumalan Sanaa, mutta voimme lukea Jumalan sanat. </text:span></text:p>
      <text:p text:style-name="P6"/>
      <text:p text:style-name="P5"/>
      <text:p text:style-name="P5">27/09/2019 12:20</text:p>
      <text:p text:style-name="P14">Tiedon sana: Jumalan henki julistaa Jumalaa Jumalan standardin mukaan, mutta ihmisen henki haluaa julistaa Jumalaa ihmisen standardin mukaan. </text:p>
      <text:p text:style-name="P8"><text:line-break/>It is the Spirit of God that preaches God in God's way: but the spirit of man will preach God in man's way (Matt 11:27)</text:p>
      <text:p text:style-name="P8"><text:line-break/><text:span text:style-name="T11">Sanningens ord: Det ar Guds ande som predikar Gud's vag: men mannens ande vill predika Gud enligt mannens vag. </text:span></text:p>
      <text:p text:style-name="Standard"/>
      <text:p text:style-name="Standard"/>
      <text:p text:style-name="P3">Thu 12/09/2019 11:09</text:p>
      <text:p text:style-name="P14">Tiedon sana: Jos Jumalan Henki, joka tietaa kaikki asiat, asuu sinussa, ymmarrat enemman kuin vaarat profeetat. 😊</text:p>
      <text:p text:style-name="P8"><text:line-break/>If the Spirit of God who knows all things dwells in you, you will understand beyond false prophets (Matthew 5:20; Jeremiah (9:23-24;33:3; 2Corinthians 6:16-18)<text:line-break/><text:line-break/><text:span text:style-name="T11">Kunskapens ord: Om Guds Ande, viken vet alla saker, bor i dig, du vill forsta <text:line-break/>mera an falska profeter. 😊</text:span></text:p>
      <text:p text:style-name="P9"/>
      <text:p text:style-name="Standard"/>
      <text:p text:style-name="P5">Fri 16/08/2019 10:57</text:p>
      <text:p text:style-name="P14">Tiedon sana: Suuresti siunattu on puhdas sydamessa, toisin kuin <text:line-break/>puhtaat sakenoivat vaatteet lihan paalla. </text:p>
      <text:p text:style-name="P8"><text:line-break/><text:span text:style-name="T11">Kunskapens ord: Stort valsignad ar den rena i hjartat, till skillnad fran de rena stralande kladerna pa kottet. </text:span><text:line-break/><text:line-break/>Greately blessed is the pure in heart, than the pure dazzling white garments on the flesh Matthew 5::8; Daniel 12:10;Revelation 19:7-8)</text:p>
      <text:p text:style-name="P1"/>
      <text:p text:style-name="P1"/>
      <text:p text:style-name="P5">Sun 04/08/2019 14:18</text:p>
      <text:p text:style-name="P8"><text:span text:style-name="T9">Tiedon sana:Jumalan poika on Jumalan fyysinen puoli: niin myos meidan ruumiimme on henkemme fyysinen puoli. <text:line-break/></text:span><text:soft-page-break/><text:line-break/><text:span text:style-name="T11">Kunskapens ord: Guds son ar den fysiska sidan av Gud:likasa var kropp ar den fysiska sidan av var ande. </text:span></text:p>
      <text:p text:style-name="P8"><text:line-break/>The Son of God is the physical side of God: even so, our body is the physical side of our spiritman (1Tim3:16;Acts17:28;Gen2:7)</text:p>
      <text:p text:style-name="P1"/>
      <text:p text:style-name="P1"/>
      <text:p text:style-name="P1"/>
      <text:p text:style-name="P5">Thu 18/07/2019 13:58</text:p>
      <text:p text:style-name="P17"><text:span text:style-name="T11">Kunskapens ord: Bekannandet av namnet av Jesus Kristus kan sluta pa naturliga lippar, men befruktningen av Personen Jesus Kristus i hjartat formulerar supernaturlig Kristus i manniskan. </text:span><text:line-break/><text:line-break/><text:span text:style-name="T9">Tiedon sana: Jeesuksen Kristuksen nimen tunnustaminen voi paatya huulille, mutta Henkilo Kristuksen hedelmoittyminen sydammessa tekee yliluonnollisen Kristuksen henkilossa. </text:span></text:p>
      <text:p text:style-name="Standard">Recovery Words Knowledge<text:line-break/>*************************<text:line-break/>The confession of the name of Jesus Christ may end up on the fleshly lips, but the conception of the Person of Jesus Christ in the heart forms the supernatural Christ in a person (Galatians 4:19; Ephesians 3:<text:bookmark text:name="LPlnk695171"/><text:a xlink:type="simple" xlink:href="tel:16-17" office:target-frame-name="_blank" xlink:show="new" text:style-name="Internet_20_link" text:visited-style-name="Visited_20_Internet_20_Link">16-17</text:a>; 1John 3:9; Acts 1:14)</text:p>
      <text:p text:style-name="P1"/>
      <text:p text:style-name="P1"/>
      <text:p text:style-name="P5">Thu 20/06/2019 10:10</text:p>
      <text:p text:style-name="Standard"><text:span text:style-name="T9">Tiedon sana:Kaikkialla on uskonnollisia nakemyksia, mutta Kuningaskunnan ilmestys on ainostaan Pyhalla Aaveella. </text:span><text:line-break/><text:line-break/>There are religious visions everywhere, but the Kingdom revelation is only with the Holy Ghost. www.recoverytveurope. com<text:line-break/><text:line-break/><text:span text:style-name="T11">Kunskapen ord: Religiosa visioner finns overallt, men Kungarikets uppenbarelse ar endast med det Heliga Spoket. <text:line-break/>www.recoverytveurope.com</text:span></text:p>
      <text:p text:style-name="P1"/>
      <text:p text:style-name="P1"/>
      <text:p text:style-name="P5">Thu 06/06/2019 12:10</text:p>
      <text:p text:style-name="Standard">Recovery Words of Knowledge <text:line-break/>"""""""""""""""""""""""""""""""""""""""""""<text:line-break/>Blessed are they who regard understanding of eternal salvation(Ephesians 1:18): for they shall rejoice with the holy angels in eternal glory (Luke 20:34-36).<text:line-break/><text:line-break/><text:span text:style-name="T9">.Tiedon sana: Siunattuja ovat ne jotka huomioivat iankaikkisen pelastuksen ymmarryksen: silla he tulevat iloitsemaan pyhien enkelien kanssa iankaikkisessa loisteessa. </text:span><text:line-break/><text:line-break/><text:span text:style-name="T11">Kunskapens ord: Valsignade ar dem som betraktar forstaelse av den eviga fralsningen: for de skall gladjas med de heliga anglarna i evig ara. www.recoverytveurope.one (Luke 20:34-36)</text:span></text:p>
      <text:p text:style-name="P12"/>
      <text:p text:style-name="P1"/>
      <text:p text:style-name="P5">Fri 24/05/2019 11:30</text:p>
      <text:p text:style-name="Standard"><text:soft-page-break/>Troubles begin with a man from the day of his common natural birthday, but troubles cease from the day of uncommon new spiritual birthday (Job14:1;John 3:3;16:33; 8:32)<text:line-break/><text:line-break/><text:span text:style-name="T9">Tiedon sana:Ihmisen ongelmat alkavat tavallisesta, luonnollisesta syntymapaivasta lahtien; mutta ongelmat loppuvat epatavallisesta uudesta henkisesta syntymapaivasta lahtien. (Job14:1;John 3:3;16:33; 8:32)</text:span><text:line-break/><text:line-break/><text:span text:style-name="T11">Kunskapens ord: Problem med en man borjar fran hans vanliga naturliga fodelsedag, men problemen slutar fran den ovanliga nya andliga fodelsedag</text:span></text:p>
      <text:p text:style-name="P1"/>
      <text:p text:style-name="P1"/>
      <text:p text:style-name="P5">Fri 10/05/2019 11:28</text:p>
      <text:p text:style-name="Standard">Recovery Words of Knowledge <text:line-break/>“”””””””””””””””””””””””””””””””””””<text:line-break/>Freedom from rebellion is the access to the promised inheritance of the Kingdom (1Sam 15:22-23)<text:line-break/><text:line-break/><text:span text:style-name="T9">Tiedon sana:Vapaus kapinasta on paasy Kuningaskunnan luvattuun perintoon. (1Sam 15:22-23)<text:line-break/></text:span><text:line-break/><text:span text:style-name="T11">Kunskapens ord: Friheten fran uppror ar tillgang till det lovade arvet av Kungariket. <text:line-break/>(1Sam 15:22-23)</text:span></text:p>
      <text:p text:style-name="P1"/>
      <text:p text:style-name="P1"/>
      <text:p text:style-name="P5">Fri 26/04/2019 09:51</text:p>
      <text:p text:style-name="Standard">Recovery Words of Knowledge <text:line-break/>"""""""""""""""""""""""""""""""""""""""""""<text:line-break/>Wisdom is profitable to the possessor of Knowledge and understanding guides the heart of the wise (Job 22:2-4)<text:line-break/><text:line-break/><text:span text:style-name="T9">Tiedon sana:Viisaus hyodyttaa sita jolla on Tieto, ja ymmarrys ohjaa viisaan sydanta. <text:line-break/></text:span><text:line-break/><text:span text:style-name="T11">Kunskapens ord: Vishet ar nyttig till agaren av Kunskap och forstaelse leder den vises hjarta. (Job 22:2-4). Www.recoverytveurope.one</text:span></text:p>
      <text:p text:style-name="P1"/>
      <text:p text:style-name="P1"/>
      <text:p text:style-name="P5">Thu 11/04/2019 10:42</text:p>
      <text:p text:style-name="P8">Recovery Words of Knowledge<text:line-break/>""""""""""""""""""""""""""""""""""""""""<text:line-break/>And to man God has said, Behold, the fear of the Lord, that is the wisdom of God; and to depart from evil is the understanding of God. (Job28:28).</text:p>
      <text:p text:style-name="P8"><text:line-break/><text:span text:style-name="T9">Tiedon sana: Jumala on sanonut ihmiselle, Herran pelko on Jumalan viisaus, ja pahan jattaminnen on Jumalan ymmarrys. (Job 28:28).www.recoverytveurope.one<text:line-break/></text:span><text:line-break/><text:span text:style-name="T11">Kunskapens ord: Gud har sagt till manniskan, Fruktan av Herren, den ar vishet av Gud, <text:line-break/>och lamna det onda ar forstaelse av Gud.(Job28:28).www.recoverytveurope.one</text:span></text:p>
      <text:p text:style-name="P1"/>
      <text:p text:style-name="P1"/>
      <text:p text:style-name="P5">Fri 29/03/2019 10:41</text:p>
      <text:p text:style-name="P8"><text:soft-page-break/>Recovery Words Knowledge<text:line-break/>*************************<text:line-break/>The confession of the name of Jesus Christ may end up on the fleshly lips, but the conception of the Person of Jesus Christ in the heart forms the supernatural Christ in a person (Galatians 4:19; Ephesians 3:16-17; 1John 3:9; Acts 1:14)</text:p>
      <text:p text:style-name="P8"><text:line-break/><text:span text:style-name="T9">Jeesuksesta puhuminen voi loppua huulilta, mutta Jeesuksen syntyma sydamessa tekee yliluonnollisen Kristuksen henkilossa. </text:span></text:p>
      <text:p text:style-name="P8"><text:line-break/><text:span text:style-name="T11">Att tala Jesus kan sluta pa lippar, men fodelsen av Jesus i hjartat utformar den. overnaturliga Kristus i personen. </text:span></text:p>
      <text:p text:style-name="P12"/>
      <text:p text:style-name="P1"/>
      <text:p text:style-name="P5">Thu 14/03/2019 10:55</text:p>
      <text:p text:style-name="P8">Recovery Words of Knowledge <text:line-break/>“”””””””””””””””””””””””””<text:line-break/>To comply with what God says, will cease complains on what God did not say (1Timothy 1:4; 2Timothy 2:14;Titus 3:9-11)</text:p>
      <text:p text:style-name="P8"><text:line-break/><text:span text:style-name="T9">Tiedon sana:Noudattaa mita Jumala sanoo, lopettaa valituksen siita mita Jumala ei sanonut. </text:span></text:p>
      <text:p text:style-name="P8"><text:line-break/><text:span text:style-name="T11">Kunskapens ord:Att folja vad Gud sager, slutar klagandet over vad Gud inte sade. </text:span></text:p>
      <text:p text:style-name="P1"/>
      <text:p text:style-name="P1"/>
      <text:p text:style-name="P5">Wed 27/02/2019 20:30</text:p>
      <text:p text:style-name="Standard"><text:span text:style-name="T9">Tiedon sana: Pelastuksemme ei tullut raamatullisesta, mutta Raamattu tuli samasta lahteesta kuin pelastuksemme. recoverytveurope. one</text:span><text:line-break/><text:line-break/><text:span text:style-name="T11">Kunskapens ord: Var fralsning kom inte ut fran den bibliska, men Bibeln kom fran den samma kalla som var fralsning. recoverytveurope. one<text:line-break/></text:span><text:line-break/>Recovery Words of Knowledge<text:line-break/>""""""""""""""""""''''''''''"""'"''"""""""""""'""<text:line-break/>Our salvation did not come from the biblical, but the Bible came from the same source with our salvation (John 5:39,43).</text:p>
      <text:p text:style-name="P1"/>
      <text:p text:style-name="P1"/>
      <text:p text:style-name="P5">Thu 14/02/2019 09:46</text:p>
      <text:p text:style-name="P8">Word of knowledge<text:line-break/>±+++++++++++++++++++<text:line-break/>HE WHO DOES TRUST GOD, DOE'S NOT TRUST HIMSELF. <text:a xlink:type="simple" xlink:href="http://Www.recoverytveurope.one/" text:style-name="Internet_20_link" text:visited-style-name="Visited_20_Internet_20_Link">Www.recoverytveurope.one</text:a></text:p>
      <text:p text:style-name="P8"><text:span text:style-name="T11"><text:line-break/>Kunskapens ord: Han som verkligen litar pa Gud, litar inte pa sig sjalv. </text:span><text:a xlink:type="simple" xlink:href="http://Www.recoverytveurope.one/" text:style-name="Internet_20_link" text:visited-style-name="Visited_20_Internet_20_Link"><text:span text:style-name="T11">Www.recoverytveurope.one</text:span></text:a></text:p>
      <text:p text:style-name="P8"><text:line-break/><text:span text:style-name="T9">Tiedon sana: Han joka todella uskoo Jumalaan, ei usko itseensa. www.recoverytveurope.one</text:span></text:p>
      <text:p text:style-name="P1"/>
      <text:p text:style-name="P1"/>
      <text:p text:style-name="P8"><text:span text:style-name="T6">Thu 17/01/2019 10:30</text:span><text:line-break/>WORD OF KNOWLEDGE <text:line-break/><text:soft-page-break/>IF THE BEGINNING HAS AN END, THE END SHOULD HAVE A BEGINNING.<text:line-break/><text:line-break/><text:span text:style-name="T11">  Om borjan har ett slut, slutet borde ha en borjan. </text:span></text:p>
      <text:p text:style-name="P8"><text:line-break/><text:span text:style-name="T9">Tiedon sana: Jos alulla on loppu, lopulla pitaisi olla alku. </text:span></text:p>
      <text:p text:style-name="Standard"/>
      <text:p text:style-name="Standard"/>
      <text:p text:style-name="P8"><text:span text:style-name="T6">Wed 02/01/2019 10:39</text:span><text:line-break/><text:span text:style-name="T11">Kunskapens Ord:Om du kanner att du inte skapade problem, skapa fred: och Han skall fralsa den odmjuk</text:span><text:span text:style-name="T12">na</text:span><text:span text:style-name="T11">. </text:span></text:p>
      <text:p text:style-name="P8"><text:line-break/><text:span text:style-name="T9">Palauttavat Tiedon Sanat:Jos sinusta tuntuu etta et aiheuttanut(synnyttanyt, luonut) ongelmaa, tee(synnyta, luo) rauha: ja Han pelastaa noyran.</text:span></text:p>
      <text:p text:style-name="P8"/>
      <text:p text:style-name="P8">Recovery Words of Knowledge <text:line-break/>If you feel you did not create the problem, create the peace: and HE shall save the humble (Matthew 5:9; Job 22:29)</text:p>
      <text:p text:style-name="Standard"/>
      <text:p text:style-name="Standard"/>
      <text:p text:style-name="P22">Sun 09/12/2018 15:31 </text:p>
      <text:p text:style-name="P24">Words of Knowledge ************************* God the everlasting Father is our PARENT, therefore if you are not parented, you cannot parent. (Isaiah 9:6) </text:p>
      <text:p text:style-name="P26">Tiedon sana: Jumala iankaikkinen Isa on vanhempamme, joten jos et ole vanhemmoitu, et voi vanhemmoida. </text:p>
      <text:p text:style-name="P25">GUD den eviga Fadern ar var foralder, saledes om du inte ar faraldrade, du kan inte foraldra. </text:p>
      <text:p text:style-name="P12"/>
      <text:p text:style-name="P22">Sat 24/11/2018 06:20 </text:p>
      <text:p text:style-name="P20">WOK: WHAT YOU KNOW YOU DO ON THE OUTWARD IS WHO YOU ARE ON THE INWARD</text:p>
      <text:p text:style-name="P20"><text:s/><text:span text:style-name="T9">Tiedon sana: Mita havaitset tekevasi ulkoisesti, on kuka olet sisaisesti. </text:span></text:p>
      <text:p text:style-name="P21">Kunskapens ord:Det som du bevittnar dig utfora utomhus, ar det som du ar inomhus. </text:p>
      <text:p text:style-name="P1"/>
      <text:p text:style-name="P1"/>
      <text:p text:style-name="P5">Wed 24/10/2018 10:11</text:p>
      <text:p text:style-name="P14">Tiedon sana:Ainoastaan vieras voi palvella Herraa, koska maailma on tullut hanelle vieraaksi.</text:p>
      <text:p text:style-name="P14"/>
      <text:p text:style-name="P11"><text:s/>Kunskapens ord: Enbart en framling kan tjana Herren, da varlden blivit frammande till honom.</text:p>
      <text:p text:style-name="P8"/>
      <text:p text:style-name="P8"><text:s/>Recovery Word of Knowledge<text:line-break/>""""""""""""""""""""""""""""""""""""""""<text:line-break/>It is only a stranger can serve the Lord, because the world has become strange to him (Luke 17:12-19)</text:p>
      <text:p text:style-name="P1"/>
      <text:p text:style-name="P1"/>
      <text:p text:style-name="P5">Fri 12/10/2018 16:31</text:p>
      <text:p text:style-name="P8"><text:soft-page-break/><text:line-break/>Sent froWord of Knowledge: IT TAKES NO SPOT AND NO WRINKLE TO ENTER INTO NO SPOT AND NO wrinkle. </text:p>
      <text:p text:style-name="P8"/>
      <text:p text:style-name="P14">Tiedon sana: Paasta taydellisyyteen vaatii taydellisyyden. </text:p>
      <text:p text:style-name="P8"><text:line-break/><text:span text:style-name="T11">Kunskapens ord:Att komma in i det fullkomliga kraver det fullkomliga. </text:span></text:p>
      <text:p text:style-name="P1"/>
      <text:p text:style-name="P1"/>
      <text:p text:style-name="P5">Wed 26/09/2018 19:33</text:p>
      <text:p text:style-name="Standard">Recovery Word of Knowledge : THE TRUTH IS IN THE TRUTH (John 10:30;14:10,20,23;17:3)<text:line-break/><text:span text:style-name="T9"><text:line-break/>Totuus on totuudes</text:span><text:span text:style-name="T10">s</text:span><text:span text:style-name="T9">a. </text:span></text:p>
      <text:p text:style-name="P1"/>
      <text:p text:style-name="P1"/>
      <text:p text:style-name="P5">Wed 29/08/2018 11:31</text:p>
      <text:p text:style-name="P27">We do not know a thing until we are made to know it.</text:p>
      <text:p text:style-name="P29"/>
      <text:p text:style-name="P28">Emme tiedä asiaa, ennen kuin asian on annettu meidän tietää.</text:p>
      <text:p text:style-name="P28">www.recoverytveurope.one</text:p>
      <text:p text:style-name="P28">0440600218</text:p>
      <text:p text:style-name="P1"/>
      <text:p text:style-name="P1"/>
      <text:p text:style-name="P5">Thu 16/08/2018 09:33</text:p>
      <text:p text:style-name="Standard">Recovery Word of Knowledge<text:line-break/>****************"**********<text:line-break/>The Lord God is the Beginning of all beginnings without a beginning.<text:line-break/><text:line-break/>T<text:span text:style-name="T9">iedon sana: Herra Jumala on kaikkien alkujen Alku ilman alkua. </text:span></text:p>
      <text:p text:style-name="Standard"/>
      <text:p text:style-name="P23"/>
      <text:p text:style-name="P5">Wed 18/07/2018 08:32</text:p>
      <text:p text:style-name="Standard">Words of Knowledge:<text:line-break/>The wealth gotten from the Lord are faithfully given to the Lord, but the wealth gotten from strange means are withheld from the Lord.</text:p>
      <text:p text:style-name="P1"><text:line-break/><text:span text:style-name="T9">Tiedon sana: Herralta saadut vauraudet annetaan uskollisesti Herralle, mutta vierailla keinoilla saatuja vaurauksia ei anneta Herralle.www.recoverytveurope.one </text:span></text:p>
      <text:p text:style-name="P1"/>
      <text:p text:style-name="P1">----------------------------------------------------------------------------------------------------------------------------</text:p>
      <text:p text:style-name="P1"/>
      <text:p text:style-name="P1"/>
      <text:p text:style-name="P1"/>
      <text:p text:style-name="P5">Wed 25/04/2018 23:11</text:p>
      <text:p text:style-name="P35"><text:soft-page-break/>Tiedon sana: <text:span text:style-name="T1">Jos annat johtaa itsesi harhaan,olet antanut alentaa itsesi.(2 Thess 2:7)</text:span></text:p>
      <text:p text:style-name="P32">+358440600218</text:p>
      <text:p text:style-name="P34"><text:a xlink:type="simple" xlink:href="http://www.recoverytveurope.one/hyvaneuvouusilleuskoville.html" office:target-frame-name="_blank" xlink:show="new" text:style-name="Internet_20_link" text:visited-style-name="Visited_20_Internet_20_Link"><text:span text:style-name="T3">http://www.recoverytveurope.one/hyvaneuvouusilleuskoville.html</text:span></text:a></text:p>
      <text:p text:style-name="P33"/>
      <text:p text:style-name="P23"/>
      <text:p text:style-name="P1"/>
      <text:p text:style-name="P19"/>
      <text:p text:style-name="P1"/>
      <text:p text:style-name="P1"/>
      <text:p text:style-name="P1"/>
      <text:p text:style-name="P5">Wed 22/11/2017 14:37</text:p>
      <text:p text:style-name="Standard"><text:line-break/>Word of knowledge <text:line-break/>************************************<text:line-break/>IF YOU WALK BY THE SPIRIT OF FAITH, THAT WHICH  MAKES The  HEART TO   FEAR SHALL FEAR THE FAITH.</text:p>
      <text:p text:style-name="Standard"/>
      <text:p text:style-name="Standard"/>
      <text:p text:style-name="P18">Thu 09/11/2017 19:54</text:p>
      <text:p text:style-name="P40">Tiedon sana: <text:span text:style-name="T2">Älä arvosta sitä mikä on sinun, kuin häntä jonka sinä olet.</text:span></text:p>
      <text:p text:style-name="P30">+358440600218</text:p>
      <text:p text:style-name="P31">http://www.recoverytveurope.one/hyvaneuvouusilleuskoville.html</text:p>
      <text:p text:style-name="P36"><text:a xlink:type="simple" xlink:href="http://www.recoverychurch.tv/" text:style-name="Internet_20_link" text:visited-style-name="Visited_20_Internet_20_Link"><text:span text:style-name="T4">www.recoverychurch.</text:span></text:a><text:a xlink:type="simple" xlink:href="http://www.recoverychurch.tv/" text:style-name="Internet_20_link" text:visited-style-name="Visited_20_Internet_20_Link"><text:span text:style-name="T5">tv</text:span></text:a></text:p>
      <text:p text:style-name="P37"/>
      <text:p text:style-name="P38">Word of knowledge: DO NOT REGARD WHAT YOU HAVE THAN HE WHO HAS YOU. </text:p>
      <text:p text:style-name="P37"/>
      <text:p text:style-name="P37"/>
      <text:p text:style-name="P39">------------------------------------------------------------------------------------------------------------------------------------</text:p>
      <text:p text:style-name="Standard"/>
      <text:p text:style-name="P23"/>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Black" svg:font-family="'Arial Black', Arial, sans-serif"/>
    <style:font-face style:name="Georgia" svg:font-family="Georgia"/>
    <style:font-face style:name="Georgia1" svg:font-family="Georgia, serif"/>
    <style:font-face style:name="Lohit Devanagari1" svg:font-family="'Lohit Devanagari'"/>
    <style:font-face style:name="Verdana" svg:font-family="Verdana"/>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1T19:16:35.855769587</meta:creation-date>
    <dc:date>2020-04-10T14:24:53.880956482</dc:date>
    <meta:editing-duration>PT4H8M43S</meta:editing-duration>
    <meta:editing-cycles>17</meta:editing-cycles>
    <meta:generator>LibreOffice/6.0.7.3$Linux_X86_64 LibreOffice_project/00m0$Build-3</meta:generator>
    <meta:document-statistic meta:table-count="0" meta:image-count="0" meta:object-count="0" meta:page-count="10" meta:paragraph-count="127" meta:word-count="2330" meta:character-count="16143" meta:non-whitespace-character-count="13799"/>
  </office:meta>
</office:document-meta>
</file>